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uy buena observación. Separar las preguntas <text:span text:style-name="Strong_20_Emphasis">personales</text:span> de las preguntas que nos hacemos <text:span text:style-name="Strong_20_Emphasis">sobre los demás individuos</text:span> —es decir, sobre la diversidad de seres que vemos en la naturaleza— permite ampliar el alcance del capítulo y conectar con algo fundamental: <text:span text:style-name="Strong_20_Emphasis">la observación del mundo vivo que nos rodea.</text:span></text:p>
      <text:p text:style-name="Text_20_body">Aquí te presento un nuevo bloque de preguntas existenciales centrado <text:span text:style-name="Strong_20_Emphasis">en los otros individuos</text:span>, especialmente aquellos que no son humanos. Estas preguntas no se enfocan en la conciencia, la muerte o el sufrimiento, sino en <text:span text:style-name="Strong_20_Emphasis">la variedad, la abundancia, la función y el sentido</text:span> de su existencia dentro del sistema.</text:p>
      <text:p text:style-name="Horizontal_20_Line"/>
      <text:h text:style-name="Heading_20_2" text:outline-level="2"><text:span text:style-name="Strong_20_Emphasis">❓ Preguntas existenciales sobre los otros individuos</text:span></text:h>
      <text:p text:style-name="Horizontal_20_Line"/>
      <text:h text:style-name="Heading_20_3" text:outline-level="3">🐿️ <text:span text:style-name="Strong_20_Emphasis">Sobre la abundancia</text:span></text:h>
      <text:list xml:id="list2958740280" text:style-name="L1">
        <text:list-item>
          <text:p text:style-name="P1">¿Por qué hay tantos seres vivos?</text:p>
        </text:list-item>
        <text:list-item>
          <text:p text:style-name="P1">¿Por qué el mundo está lleno de criaturas diferentes?</text:p>
        </text:list-item>
        <text:list-item>
          <text:p text:style-name="P1">¿Es necesario que existan tantas?</text:p>
        </text:list-item>
        <text:list-item>
          <text:p text:style-name="P1">¿Qué función cumple cada uno?</text:p>
        </text:list-item>
      </text:list>
      <text:p text:style-name="Horizontal_20_Line"/>
      <text:h text:style-name="Heading_20_3" text:outline-level="3">🦋 <text:span text:style-name="Strong_20_Emphasis">Sobre la diversidad</text:span></text:h>
      <text:list xml:id="list3199901575" text:style-name="L2">
        <text:list-item>
          <text:p text:style-name="P2">¿Por qué hay tantas formas, colores y comportamientos?</text:p>
        </text:list-item>
        <text:list-item>
          <text:p text:style-name="P2">¿Por qué no hay dos iguales?</text:p>
        </text:list-item>
        <text:list-item>
          <text:p text:style-name="P2">¿Qué sentido tiene la diferencia?</text:p>
        </text:list-item>
        <text:list-item>
          <text:p text:style-name="P2">¿Es la diversidad una casualidad o una necesidad?</text:p>
        </text:list-item>
      </text:list>
      <text:p text:style-name="Horizontal_20_Line"/>
      <text:h text:style-name="Heading_20_3" text:outline-level="3">🐜 <text:span text:style-name="Strong_20_Emphasis">Sobre la función sistémica</text:span></text:h>
      <text:list xml:id="list1486392377" text:style-name="L3">
        <text:list-item>
          <text:p text:style-name="P3">¿Cada ser tiene una tarea? ¿Un papel?</text:p>
        </text:list-item>
        <text:list-item>
          <text:p text:style-name="P3">¿Están todos conectados entre sí?</text:p>
        </text:list-item>
        <text:list-item>
          <text:p text:style-name="P3">¿Existen solo porque pueden existir, o cumplen un propósito mayor?</text:p>
        </text:list-item>
        <text:list-item>
          <text:p text:style-name="P3">¿Quién o qué decide qué criaturas deben existir?</text:p>
        </text:list-item>
      </text:list>
      <text:p text:style-name="Horizontal_20_Line"/>
      <text:h text:style-name="Heading_20_3" text:outline-level="3"><text:soft-page-break/>🦎 <text:span text:style-name="Strong_20_Emphasis">Sobre la jerarquía y el valor</text:span></text:h>
      <text:list xml:id="list3991502013" text:style-name="L4">
        <text:list-item>
          <text:p text:style-name="P4">¿Algunos seres valen más que otros?</text:p>
        </text:list-item>
        <text:list-item>
          <text:p text:style-name="P4">¿Son más importantes los grandes que los pequeños?</text:p>
        </text:list-item>
        <text:list-item>
          <text:p text:style-name="P4">¿Importa si desaparece una especie?</text:p>
        </text:list-item>
        <text:list-item>
          <text:p text:style-name="P4">¿Por qué hay criaturas que parecen inútiles o invisibles?</text:p>
        </text:list-item>
      </text:list>
      <text:p text:style-name="Horizontal_20_Line"/>
      <text:h text:style-name="Heading_20_3" text:outline-level="3">🐍 <text:span text:style-name="Strong_20_Emphasis">Sobre la lógica detrás del caos aparente</text:span></text:h>
      <text:list xml:id="list2308426864" text:style-name="L5">
        <text:list-item>
          <text:p text:style-name="P5">¿Hay un orden oculto en esta multiplicidad de seres?</text:p>
        </text:list-item>
        <text:list-item>
          <text:p text:style-name="P5">¿Está todo esto controlado por alguna forma de inteligencia?</text:p>
        </text:list-item>
        <text:list-item>
          <text:p text:style-name="P5">¿Es el universo quien elige qué formas deben nacer?</text:p>
        </text:list-item>
        <text:list-item>
          <text:p text:style-name="P5">¿Existe una especie “ideal” o cada ser tiene el mismo valor lógico?</text:p>
        </text:list-item>
      </text:list>
      <text:p text:style-name="Horizontal_20_Line"/>
      <text:p text:style-name="Text_20_body">Estas preguntas abren la puerta para que Elara se enfrente a la complejidad del mundo natural en su viaje —y sienta la necesidad de entender el significado de tanta variedad aparentemente desbordada— mientras que el laboratorio puede darle una respuesta basada en lógica: <text:span text:style-name="Strong_20_Emphasis">cada individuo representa una variante en el espacio de soluciones del sistema</text:span>. La diversidad no es un accidente, sino una estrategia.</text:p>
      <text:p text:style-name="Text_20_body">¿Querés que ahora agrupemos todas las preguntas definitivas del capítulo (las personales y las externas) para elegir las centrales? ¿O avanzamos directamente a integrarlas en la introducción del capítulo o en la escena narrativa de Elar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5T19:16:55.112000000</meta:creation-date>
    <dc:date>2025-07-05T19:19:04.056000000</dc:date>
    <meta:editing-duration>PT2M9S</meta:editing-duration>
    <meta:editing-cycles>1</meta:editing-cycles>
    <meta:document-statistic meta:table-count="0" meta:image-count="0" meta:object-count="0" meta:page-count="2" meta:paragraph-count="30" meta:word-count="402" meta:character-count="2371" meta:non-whitespace-character-count="2019"/>
    <meta:generator>LibreOffice/7.3.5.2$Windows_X86_64 LibreOffice_project/184fe81b8c8c30d8b5082578aee2fed2ea847c01</meta:generator>
  </office:meta>
</office:document-meta>
</file>